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17fa69" officeooo:paragraph-rsid="0017fa69" style:font-size-asian="17.5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int n,flag=0,mid,i,x,time=0,space=0;</text:p>
      <text:p text:style-name="Standard">space=7*4;</text:p>
      <text:p text:style-name="Standard">printf("Enter the no.of elements=");</text:p>
      <text:p text:style-name="Standard">scanf("%d",&amp;n);</text:p>
      <text:p text:style-name="Standard">int a[n];</text:p>
      <text:p text:style-name="Standard">int left=0,right=n-1;</text:p>
      <text:p text:style-name="Standard">printf("Enter the elements");</text:p>
      <text:p text:style-name="Standard">time++;</text:p>
      <text:p text:style-name="Standard">for(i=0;i&lt;n;i++)</text:p>
      <text:p text:style-name="Standard">scanf("%d",&amp;a[i]);</text:p>
      <text:p text:style-name="Standard">time++;</text:p>
      <text:p text:style-name="Standard">}</text:p>
      <text:p text:style-name="Standard">printf("Enter the number to be found");</text:p>
      <text:p text:style-name="Standard">scanf("%d",&amp;x);</text:p>
      <text:p text:style-name="Standard">time+=3;</text:p>
      <text:p text:style-name="Standard">while(left&lt;=right)</text:p>
      <text:p text:style-name="Standard">{</text:p>
      <text:p text:style-name="Standard">mid=(left+right)/2;</text:p>
      <text:p text:style-name="Standard">if(x==a[mid])</text:p>
      <text:p text:style-name="Standard">{</text:p>
      <text:p text:style-name="Standard">printf("Element is found at %d\n",mid+1);</text:p>
      <text:p text:style-name="Standard">flag=1;</text:p>
      <text:p text:style-name="Standard">break;</text:p>
      <text:p text:style-name="Standard">}</text:p>
      <text:p text:style-name="Standard">else if(x&gt;a[mid])</text:p>
      <text:p text:style-name="Standard">{</text:p>
      <text:p text:style-name="Standard">left=mid+1;</text:p>
      <text:p text:style-name="Standard">continue;</text:p>
      <text:p text:style-name="Standard">}</text:p>
      <text:p text:style-name="Standard">else if (x&lt;a[mid]);</text:p>
      <text:p text:style-name="Standard">{</text:p>
      <text:p text:style-name="Standard">right=mid-1;</text:p>
      <text:p text:style-name="Standard">continue;</text:p>
      <text:p text:style-name="Standard">}</text:p>
      <text:p text:style-name="Standard">time+=3;</text:p>
      <text:p text:style-name="Standard">}</text:p>
      <text:p text:style-name="Standard">if (flag==0)</text:p>
      <text:p text:style-name="Standard">{</text:p>
      <text:p text:style-name="Standard">printf("Element not found");</text:p>
      <text:p text:style-name="Standard">time++;</text:p>
      <text:p text:style-name="Standard">time+=1;</text:p>
      <text:p text:style-name="Standard">}</text:p>
      <text:p text:style-name="Standard">else </text:p>
      <text:p text:style-name="Standard">{</text:p>
      <text:p text:style-name="Standard">printf("Element found");</text:p>
      <text:p text:style-name="Standard">}</text:p>
      <text:p text:style-name="Standard"><text:soft-page-break/>time++;</text:p>
      <text:p text:style-name="Standard">printf("Time complexity %d\n",&amp;time);</text:p>
      <text:p text:style-name="Standard">printf("Space complexity %d",&amp;space);</text:p>
      <text:p text:style-name="Standard">}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17fa69" officeooo:paragraph-rsid="0017fa69" style:font-size-asian="17.5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1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BINARY SEARC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04:32:07.050129555</meta:creation-date>
    <dc:date>2024-08-12T04:33:12.519078455</dc:date>
    <meta:editing-duration>PT1M6S</meta:editing-duration>
    <meta:editing-cycles>1</meta:editing-cycles>
    <meta:document-statistic meta:table-count="0" meta:image-count="0" meta:object-count="0" meta:page-count="2" meta:paragraph-count="55" meta:word-count="84" meta:character-count="677" meta:non-whitespace-character-count="645"/>
    <meta:generator>LibreOffice/7.3.7.2$Linux_X86_64 LibreOffice_project/30$Build-2</meta:generator>
  </office:meta>
</office:document-meta>
</file>